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6000001D12CA1DA7A.png"/>
  <manifest:file-entry manifest:media-type="image/png" manifest:full-path="Pictures/10000000000001CD000001A8421ECA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486cm" svg:height="12.907cm" svg:x="1.014cm" svg:y="1.093cm">
          <draw:image xlink:href="Pictures/10000000000001CD000001A8421ECA39.png" xlink:type="simple" xlink:show="embed" xlink:actuate="onLoad">
            <text:p/>
          </draw:image>
        </draw:frame>
        <draw:frame draw:style-name="gr1" draw:text-style-name="P1" draw:layer="layout" svg:width="12cm" svg:height="12cm" svg:x="16.1cm" svg:y="1.6cm">
          <draw:image xlink:href="Pictures/10000000000001D6000001D12CA1DA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Koziara</meta:initial-creator>
    <meta:creation-date>2010-01-05T10:31:42</meta:creation-date>
    <dc:date>2010-01-05T11:19:36</dc:date>
    <dc:creator>Tomasz Koziara</dc:creator>
    <meta:editing-duration>PT00H07M50S</meta:editing-duration>
    <meta:editing-cycles>2</meta:editing-cycles>
    <meta:generator>OpenOffice.org/3.1$Unix OpenOffice.org_project/310m19$Build-9420</meta:generator>
    <meta:document-statistic meta:object-count="2"/>
  </office:meta>
</office:document-meta>
</file>